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DefinitionStoreException.BeanDefinitionStoreException( @ Nullable String resourceDescription , String beanName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StoreException.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StoreException.BeanDefinitionStor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DefinitionStoreException.BeanDefinitionStoreException( @ Nullable String resourceDescription ,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DefinitionStoreException.BeanDefinitionStoreException( @ Nullable String resourceDescription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DefinitionStoreException.getResource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StoreException.BeanDefinitionStoreException(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DefinitionStoreException.BeanDefinitionStoreException( @ Nullable String resourceDescription , String beanName ,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